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ace4" officeooo:paragraph-rsid="001eed4a" style:font-size-asian="14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ace4" officeooo:paragraph-rsid="001eed4a" style:font-size-asian="14pt" style:font-weight-asian="normal" style:font-size-complex="14pt" style:font-weight-complex="normal"/>
    </style:style>
    <style:style style:name="P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e7fc" officeooo:paragraph-rsid="001eed4a" style:font-size-asian="14pt" style:font-weight-asian="normal" style:font-size-complex="14pt" style:font-weight-complex="normal"/>
    </style:style>
    <style:style style:name="P4" style:family="paragraph" style:parent-style-name="Standard" style:list-style-name="L1">
      <loext:graphic-properties draw:fill="none"/>
      <style:paragraph-properties fo:text-align="justify" style:justify-single-word="false" fo:orphans="2" fo:widows="2" fo:background-color="transparent">
        <style:tab-stops>
          <style:tab-stop style:position="4.5138in"/>
        </style:tab-stops>
      </style:paragraph-properties>
      <style:text-properties officeooo:paragraph-rsid="001eed4a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cbf050" officeooo:paragraph-rsid="0023c918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.5in" style:auto-text-indent="false" fo:background-color="transparent">
        <style:tab-stops>
          <style:tab-stop style:position="4.5138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b2618c" officeooo:paragraph-rsid="001eed4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d0bfe7" officeooo:paragraph-rsid="0023c918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d49767" officeooo:paragraph-rsid="00259f64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27255e" officeooo:paragraph-rsid="00286530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4in" fo:margin-right="0in" fo:text-align="start" style:justify-single-word="false" fo:text-indent="0in" style:auto-text-indent="false" style:page-number="auto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27255e" officeooo:paragraph-rsid="00286530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4in" fo:margin-right="0in" fo:text-align="start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27255e" officeooo:paragraph-rsid="00286530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line-height="100%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officeooo:rsid="00bdba53" style:font-size-asian="14pt" style:font-weight-asian="normal" style:font-size-complex="14pt" style:font-weight-complex="normal"/>
    </style:style>
    <style:style style:name="T2" style:family="text">
      <style:text-properties officeooo:rsid="00d1d4a3"/>
    </style:style>
    <style:style style:name="T3" style:family="text">
      <style:text-properties officeooo:rsid="00d18e4a"/>
    </style:style>
    <style:style style:name="T4" style:family="text">
      <style:text-properties officeooo:rsid="0023c918"/>
    </style:style>
    <style:style style:name="T5" style:family="text">
      <style:text-properties officeooo:rsid="00259f64"/>
    </style:style>
    <style:style style:name="T6" style:family="text">
      <style:text-properties officeooo:rsid="002865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писание структурной схемы</text:p>
      <text:p text:style-name="P13">(принцип действия ГАС “Контур”)</text:p>
      <text:p text:style-name="P6">Система предназначалась для управления народным хозяйством страны в мирное время и особый период. </text:p>
      <text:p text:style-name="P2">Цели функционирования:</text:p>
      <text:list xml:id="list6671976389138101505" text:style-name="L1">
        <text:list-item>
          <text:p text:style-name="P1">Введение централизованной базы данных (накопление, хранение, обновление, поиск)</text:p>
        </text:list-item>
        <text:list-item>
          <text:p text:style-name="P3">Информационное обслуживание пользователей системы в реальном масштабе времени</text:p>
        </text:list-item>
        <text:list-item>
          <text:p text:style-name="P4"><text:span text:style-name="T1">Оперативный контроль и управление народным хозяйством</text:span></text:p>
        </text:list-item>
      </text:list>
      <text:p text:style-name="P5">Обработка информации в системе осуществлялась на ГВЦ на трех вычислительных системах (ВС1, ВС2, ВС3) объединенных в кольцо. Вычислительные системы <text:span text:style-name="T4">ВС</text:span>1, <text:span text:style-name="T4">ВС</text:span>3 осуществляли информационный обмен с нижними и верхними соответственно, а <text:span text:style-name="T4">ВС</text:span>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 виде донесений периодических (ДПР) и незамедлительных (ДНЗ). Управляющее воздействие принимаемое на управляющем органе (УО) на <text:span text:style-name="T4">АРМ</text:span> ЛПР вводились в систему в виде указаний (УКЗ) и передавались для исполнения на автоматизированные рабочие места лиц исполняющих решения (<text:span text:style-name="T4">АРМ ЛИР</text:span>). О результатах исполнения указания сообщалось на управляющий орган с помощью донесения в ответном указании (ДУК) вводимого в систему с <text:span text:style-name="T4">АРМ ЛГИ</text:span>.</text:p>
      <text:p text:style-name="P7">Оперативное управление функционированием системы осуществлялось <text:span text:style-name="T2">оперативно-диспетчерским</text:span> персоналом на основе информации отображаемом на табло коллективного пользования (Т) <text:span text:style-name="T3">и автоматизированных рабочих местах диспетчеров. Для перевода систем из текущего состояния в требуемое использовались специальные управляющие сообщения и директивы.</text:span></text:p>
      <text:p text:style-name="P8"><text:span text:style-name="T5">Живучесть системы обеспечивалась путем параллельного дублирование звеньев системы. </text:span>Звенья системы размещались в специальных сооружениях, обеспечивающих живучесть системы. </text:p>
      <text:p text:style-name="P9">Если системе требуется уточнение информации, содержащейся в ДНЗ, то ВС1 посылает <text:span text:style-name="T6">технологическое распоряжение на повторный ввод с требованием уточнения донесения</text:span> на АРМ ЛГИ. <text:span text:style-name="T6">При этом ВС2 ищет в базе данных системы схожие с происходящей ситуации и на их основании система принимает те или иные решения. После того, как ВС1 получает уточненный ДНЗ система возвращается к обычному функционированию.</text:span></text:p>
      <text:p text:style-name="P10"><text:span text:style-name="T6">Дата:</text:span></text:p>
      <text:p text:style-name="P11"><text:span text:style-name="T6">Подпись: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10:43.301131020</meta:creation-date>
    <dc:date>2018-05-13T18:27:14.007681138</dc:date>
    <meta:editing-duration>PT14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88" meta:character-count="2287" meta:non-whitespace-character-count="2012"/>
  </office:meta>
</office:document-meta>
</file>